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3" style:master-page-name="Standard">
      <style:paragraph-properties style:page-number="auto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text:style-name="Outline">
        <text:list-item>
          <text:list>
            <text:list-item>
              <text:list>
                <text:list-item>
                  <text:h text:style-name="P1" text:outline-level="3">Contractes</text:h>
                </text:list-item>
              </text:list>
            </text:list-item>
          </text:list>
        </text:list-item>
      </text:list>
      <text:p text:style-name="Text_20_body">A continuació presentem els contractes més representatius del cas <text:s/>d'ús de contractació de transport especial.</text:p>
      <text:list text:style-name="Outline" text:continue-numbering="true">
        <text:list-item>
          <text:list text:continue-numbering="true">
            <text:list-item>
              <text:list text:continue-numbering="true">
                <text:list-item>
                  <text:list text:continue-numbering="true">
                    <text:list-item>
                      <text:h text:style-name="Heading_20_4" text:outline-level="4">AskRequest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<text:span text:style-name="T1">Context:</text:span> <text:tab/>askRequest(vehicleType:String, loadType:String, tamVehicle:Integer, <text:tab/><text:tab/>startDay:Data, endDay:Data) : String</text:p>
      <text:p text:style-name="Text_20_body"><text:span text:style-name="T1">Semàntica:<text:tab/></text:span><text:span text:style-name="T2">Realitzem una petició on indiquem les dades sobre el tipus de vehicle i <text:tab/><text:tab/>les seves característiques i sen's retorna tot un llistat amb les diverses <text:tab/><text:tab/>possibilitats que és corresponen amb la informació introdida.</text:span></text:p>
      <text:p text:style-name="Text_20_body"><text:span text:style-name="T1">Pre:<text:tab/><text:tab/>--</text:span> </text:p>
      <text:p text:style-name="Text_20_body"><text:span text:style-name="T1">Post</text:span>:<text:tab/><text:tab/>1- Si la startDay és anterior a la data d'avui el sistema retorna un llistat <text:tab/><text:tab/>buit</text:p>
      <text:p text:style-name="Text_20_body"><text:tab/><text:tab/>2- Si la endDay és anterior a la startDay el sistema retorna un llistat buit.</text:p>
      <text:p text:style-name="Text_20_body"><text:tab/><text:tab/>3- Si el vehicleType no és un dels tipus admesos pel sistema retorna un <text:tab/><text:tab/>llistat buit.</text:p>
      <text:p text:style-name="Text_20_body"><text:tab/><text:tab/>4- Si el loadType no és un dels tipus admesos pel sistema retorna un <text:tab/><text:tab/>llistat buit.</text:p>
      <text:p text:style-name="Text_20_body"><text:tab/><text:tab/>5- Si el tamVehicle és negatiu retorna un llistat buit</text:p>
      <text:p text:style-name="Text_20_body"><text:tab/><text:tab/>6- Si totes les dades són correctes retorna la informació de tots els <text:tab/><text:tab/>vehicles que és corresponen amb les dades introduides a la funció.</text:p>
      <text:list text:style-name="Outline" text:continue-numbering="true">
        <text:list-item>
          <text:list text:continue-numbering="true">
            <text:list-item>
              <text:list text:continue-numbering="true">
                <text:list-item>
                  <text:list text:continue-numbering="true">
                    <text:list-item>
                      <text:h text:style-name="Heading_20_4" text:outline-level="4">PreBook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<text:span text:style-name="T1">Context:</text:span> <text:tab/>preBook(idVehicle:String, startDay:Data, endDay,data) : <text:s/>infoPrebook</text:p>
      <text:p text:style-name="Text_20_body"><text:span text:style-name="T1">Semàntica:</text:span> <text:tab/>Realitza una reserva d'un vehicle per a un periode de <text:tab/><text:tab/>temps<text:tab/></text:p>
      <text:p text:style-name="Text_20_body"><text:span text:style-name="T1">Pre:<text:tab/></text:span> <text:tab/>--</text:p>
      <text:p text:style-name="Text_20_body"><text:span text:style-name="T1">Post</text:span>:<text:tab/><text:tab/>1- Si la startDay és anterior a la data d'avui retorna un llistat buit</text:p>
      <text:p text:style-name="Text_20_body"><text:tab/><text:tab/>2- Si la endDay és anterior a la startDay el sistema retorna un llistat buit</text:p>
      <text:p text:style-name="Text_20_body"><text:tab/><text:tab/>3- Si l'idVehicle no existeix al sistema retorna un llistat buit</text:p>
      <text:p text:style-name="Text_20_body"><text:tab/><text:tab/>4- Si entre les dates startDay i endDay el vehicle no està disponible <text:tab/><text:tab/>retorna un llistat buit.</text:p>
      <text:p text:style-name="Text_20_body"><text:tab/><text:tab/>5- Retorna la informació de la reserva sobre un vehicle entre dos dates <text:tab/><text:tab/>determinades</text:p>
      <text:list text:style-name="Outline" text:continue-numbering="true">
        <text:list-item>
          <text:list text:continue-numbering="true">
            <text:list-item>
              <text:list text:continue-numbering="true">
                <text:list-item>
                  <text:list text:continue-numbering="true">
                    <text:list-item>
                      <text:h text:style-name="Heading_20_4" text:outline-level="4">RentConfirm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<text:span text:style-name="T1">Context:</text:span> <text:tab/>rentConfirm(rentID:String) : Boolean<text:tab/></text:p>
      <text:p text:style-name="Text_20_body"><text:span text:style-name="T1">Semàntica:</text:span> <text:tab/>Confirma una reserva previament realitzada<text:tab/></text:p>
      <text:p text:style-name="Text_20_body"><text:span text:style-name="T1">Pre:<text:tab/></text:span> <text:tab/>--</text:p>
      <text:p text:style-name="Text_20_body"><text:soft-page-break/><text:span text:style-name="T1">Post</text:span>:<text:tab/><text:tab/>1- Si rentID no existeix o no és correspon a un identificador de reserva <text:tab/><text:tab/>realitzat per aquell usuari retorna Faslse.</text:p>
      <text:p text:style-name="Text_20_body"><text:tab/><text:tab/>2- Retonr True si s'ha pogut confirmar la reserva</text:p>
      <text:list text:style-name="Outline" text:continue-numbering="true">
        <text:list-item>
          <text:list text:continue-numbering="true">
            <text:list-item>
              <text:list text:continue-numbering="true">
                <text:list-item>
                  <text:list text:continue-numbering="true">
                    <text:list-item>
                      <text:h text:style-name="Heading_20_4" text:outline-level="4">ConfirmarPetició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<text:span text:style-name="T1">Context:</text:span> <text:tab/>confirmarPeticio(tipus:String, volum:Integer, TASA: Integer, <text:tab/><text:tab/>TARA:Integer, Matricula:String</text:p>
      <text:p text:style-name="Text_20_body"><text:span text:style-name="T1">Semàntica:</text:span> <text:tab/>Registra al sistema un nou vehicle</text:p>
      <text:p text:style-name="Text_20_body"><text:span text:style-name="T1">Pre:<text:tab/><text:tab/>--</text:span> </text:p>
      <text:p text:style-name="Text_20_body"><text:span text:style-name="T1">Post</text:span>:<text:tab/><text:tab/>1- Crea una nova instancia de vehicle amb tota la informació associada.</text:p>
      <text:p text:style-name="Text_20_body"><text:tab/><text:tab/>2- Si no existeix el tipus de vehicle crea un nou tipus de vehicle i <text:tab/><text:tab/>l'associa a aquest vehicle</text:p>
      <text:p text:style-name="Text_20_body"><text:tab/><text:tab/>3- Si existeix aquest tipus de vehicle crea l'associació entre aquest i el <text:tab/><text:tab/>vehic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E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2" style:display-name="Heading 2" style:family="paragraph" style:parent-style-name="Heading" style:next-style-name="Text_20_body" style:list-style-name="Outline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list-style-name="Outline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_20_3" style:next-style-name="Text_20_body" style:list-style-name="Outline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list-style-name="Outline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list-style-name="Outline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list-style style:name="Outline">
      <text:list-level-style-number text:level="1" style:num-format="">
        <style:list-level-properties text:list-level-position-and-space-mode="label-width-and-position" text:min-label-distance="0.381cm"/>
      </text:list-level-style-number>
      <text:list-level-style-number text:level="2" style:num-format="">
        <style:list-level-properties text:list-level-position-and-space-mode="label-width-and-position" text:min-label-distance="0.381cm"/>
      </text:list-level-style-number>
      <text:list-level-style-number text:level="3" style:num-format="">
        <style:list-level-properties text:list-level-position-and-space-mode="label-width-and-position" text:min-label-distance="0.381cm"/>
      </text:list-level-style-number>
      <text:list-level-style-number text:level="4" style:num-format="">
        <style:list-level-properties text:list-level-position-and-space-mode="label-width-and-position" text:min-label-distance="0.381cm"/>
      </text:list-level-style-number>
      <text:list-level-style-number text:level="5" style:num-format="">
        <style:list-level-properties text:list-level-position-and-space-mode="label-width-and-position" text:min-label-distance="0.381cm"/>
      </text:list-level-style-number>
      <text:list-level-style-number text:level="6" style:num-format="">
        <style:list-level-properties text:list-level-position-and-space-mode="label-width-and-position" text:min-label-distance="0.381cm"/>
      </text:list-level-style-number>
      <text:list-level-style-number text:level="7" style:num-format="">
        <style:list-level-properties text:list-level-position-and-space-mode="label-width-and-position" text:min-label-distance="0.381cm"/>
      </text:list-level-style-number>
      <text:list-level-style-number text:level="8" style:num-format="">
        <style:list-level-properties text:list-level-position-and-space-mode="label-width-and-position" text:min-label-distance="0.381cm"/>
      </text:list-level-style-number>
      <text:list-level-style-number text:level="9" style:num-format="">
        <style:list-level-properties text:list-level-position-and-space-mode="label-width-and-position" text:min-label-distance="0.381cm"/>
      </text:list-level-style-number>
      <text:list-level-style-number text:level="10" style:num-format="">
        <style:list-level-properties text:list-level-position-and-space-mode="label-width-and-position" text:min-label-distance="0.381cm"/>
      </text:list-level-style-number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width-and-position" text:min-label-width="0.499cm"/>
      </text:list-level-style-number>
      <text:list-level-style-number text:level="2" text:style-name="Numbering_20_Symbols" style:num-suffix="." style:num-format="1">
        <style:list-level-properties text:list-level-position-and-space-mode="label-width-and-position" text:space-before="0.501cm" text:min-label-width="0.499cm"/>
      </text:list-level-style-number>
      <text:list-level-style-number text:level="3" text:style-name="Numbering_20_Symbols" style:num-suffix="." style:num-format="1">
        <style:list-level-properties text:list-level-position-and-space-mode="label-width-and-position" text:space-before="1cm" text:min-label-width="0.499cm"/>
      </text:list-level-style-number>
      <text:list-level-style-number text:level="4" text:style-name="Numbering_20_Symbols" style:num-suffix="." style:num-format="1">
        <style:list-level-properties text:list-level-position-and-space-mode="label-width-and-position" text:space-before="1.501cm" text:min-label-width="0.499cm"/>
      </text:list-level-style-number>
      <text:list-level-style-number text:level="5" text:style-name="Numbering_20_Symbols" style:num-suffix="." style:num-format="1">
        <style:list-level-properties text:list-level-position-and-space-mode="label-width-and-position" text:space-before="2cm" text:min-label-width="0.499cm"/>
      </text:list-level-style-number>
      <text:list-level-style-number text:level="6" text:style-name="Numbering_20_Symbols" style:num-suffix="." style:num-format="1">
        <style:list-level-properties text:list-level-position-and-space-mode="label-width-and-position" text:space-before="2.501cm" text:min-label-width="0.499cm"/>
      </text:list-level-style-number>
      <text:list-level-style-number text:level="7" text:style-name="Numbering_20_Symbols" style:num-suffix="." style:num-format="1">
        <style:list-level-properties text:list-level-position-and-space-mode="label-width-and-position" text:space-before="3.001cm" text:min-label-width="0.499cm"/>
      </text:list-level-style-number>
      <text:list-level-style-number text:level="8" text:style-name="Numbering_20_Symbols" style:num-suffix="." style:num-format="1">
        <style:list-level-properties text:list-level-position-and-space-mode="label-width-and-position" text:space-before="3.502cm" text:min-label-width="0.499cm"/>
      </text:list-level-style-number>
      <text:list-level-style-number text:level="9" text:style-name="Numbering_20_Symbols" style:num-suffix="." style:num-format="1">
        <style:list-level-properties text:list-level-position-and-space-mode="label-width-and-position" text:space-before="4.001cm" text:min-label-width="0.499cm"/>
      </text:list-level-style-number>
      <text:list-level-style-number text:level="10" text:style-name="Numbering_20_Symbols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1" text:consecutive-numbering="true">
      <text:list-level-style-number text:level="1" style:num-suffix="-" style:num-format="1">
        <style:list-level-properties text:list-level-position-and-space-mode="label-width-and-position" text:space-before="0.635cm" text:min-label-width="0.635cm"/>
      </text:list-level-style-number>
      <text:list-level-style-number text:level="2" style:num-suffix="." style:num-format="a" style:num-letter-sync="true">
        <style:list-level-properties text:list-level-position-and-space-mode="label-width-and-position" text:space-before="1.905cm" text:min-label-width="0.635cm"/>
      </text:list-level-style-number>
      <text:list-level-style-number text:level="3" style:num-suffix="." style:num-format="i">
        <style:list-level-properties text:list-level-position-and-space-mode="label-width-and-position" text:min-label-width="3.81cm" text:min-label-distance="0.318cm" fo:text-align="end"/>
      </text:list-level-style-number>
      <text:list-level-style-number text:level="4" style:num-suffix="." style:num-format="1">
        <style:list-level-properties text:list-level-position-and-space-mode="label-width-and-position" text:space-before="4.445cm" text:min-label-width="0.635cm"/>
      </text:list-level-style-number>
      <text:list-level-style-number text:level="5" style:num-suffix="." style:num-format="a" style:num-letter-sync="true">
        <style:list-level-properties text:list-level-position-and-space-mode="label-width-and-position" text:space-before="5.715cm" text:min-label-width="0.635cm"/>
      </text:list-level-style-number>
      <text:list-level-style-number text:level="6" style:num-suffix="." style:num-format="i">
        <style:list-level-properties text:list-level-position-and-space-mode="label-width-and-position" text:min-label-width="7.62cm" text:min-label-distance="0.318cm" fo:text-align="end"/>
      </text:list-level-style-number>
      <text:list-level-style-number text:level="7" style:num-suffix="." style:num-format="1">
        <style:list-level-properties text:list-level-position-and-space-mode="label-width-and-position" text:space-before="8.255cm" text:min-label-width="0.635cm"/>
      </text:list-level-style-number>
      <text:list-level-style-number text:level="8" style:num-suffix="." style:num-format="a" style:num-letter-sync="true">
        <style:list-level-properties text:list-level-position-and-space-mode="label-width-and-position" text:space-before="9.525cm" text:min-label-width="0.635cm"/>
      </text:list-level-style-number>
      <text:list-level-style-number text:level="9" style:num-suffix="." style:num-format="i">
        <style:list-level-properties text:list-level-position-and-space-mode="label-width-and-position"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width-and-position" text:space-before="6.35cm" text:min-label-width="0.635cm"/>
      </text:list-level-style-number>
    </text:list-style>
    <text:list-style style:name="WW8Num2" text:consecutive-numbering="true">
      <text:list-level-style-number text:level="1" style:num-suffix="-" style:num-format="1">
        <style:list-level-properties text:list-level-position-and-space-mode="label-width-and-position" text:space-before="0.635cm" text:min-label-width="0.635cm"/>
      </text:list-level-style-number>
      <text:list-level-style-number text:level="2" style:num-suffix="." style:num-format="a" style:num-letter-sync="true">
        <style:list-level-properties text:list-level-position-and-space-mode="label-width-and-position" text:space-before="1.905cm" text:min-label-width="0.635cm"/>
      </text:list-level-style-number>
      <text:list-level-style-number text:level="3" style:num-suffix="." style:num-format="i">
        <style:list-level-properties text:list-level-position-and-space-mode="label-width-and-position" text:min-label-width="3.81cm" text:min-label-distance="0.318cm" fo:text-align="end"/>
      </text:list-level-style-number>
      <text:list-level-style-number text:level="4" style:num-suffix="." style:num-format="1">
        <style:list-level-properties text:list-level-position-and-space-mode="label-width-and-position" text:space-before="4.445cm" text:min-label-width="0.635cm"/>
      </text:list-level-style-number>
      <text:list-level-style-number text:level="5" style:num-suffix="." style:num-format="a" style:num-letter-sync="true">
        <style:list-level-properties text:list-level-position-and-space-mode="label-width-and-position" text:space-before="5.715cm" text:min-label-width="0.635cm"/>
      </text:list-level-style-number>
      <text:list-level-style-number text:level="6" style:num-suffix="." style:num-format="i">
        <style:list-level-properties text:list-level-position-and-space-mode="label-width-and-position" text:min-label-width="7.62cm" text:min-label-distance="0.318cm" fo:text-align="end"/>
      </text:list-level-style-number>
      <text:list-level-style-number text:level="7" style:num-suffix="." style:num-format="1">
        <style:list-level-properties text:list-level-position-and-space-mode="label-width-and-position" text:space-before="8.255cm" text:min-label-width="0.635cm"/>
      </text:list-level-style-number>
      <text:list-level-style-number text:level="8" style:num-suffix="." style:num-format="a" style:num-letter-sync="true">
        <style:list-level-properties text:list-level-position-and-space-mode="label-width-and-position" text:space-before="9.525cm" text:min-label-width="0.635cm"/>
      </text:list-level-style-number>
      <text:list-level-style-number text:level="9" style:num-suffix="." style:num-format="i">
        <style:list-level-properties text:list-level-position-and-space-mode="label-width-and-position"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width-and-position" text:space-before="6.35cm" text:min-label-width="0.635cm"/>
      </text:list-level-style-number>
    </text:list-style>
    <text:list-style style:name="WW8Num3" text:consecutive-numbering="true">
      <text:list-level-style-number text:level="1" style:num-suffix="-" style:num-format="1">
        <style:list-level-properties text:list-level-position-and-space-mode="label-width-and-position" text:space-before="0.635cm" text:min-label-width="0.635cm"/>
      </text:list-level-style-number>
      <text:list-level-style-number text:level="2" style:num-suffix="." style:num-format="a" style:num-letter-sync="true">
        <style:list-level-properties text:list-level-position-and-space-mode="label-width-and-position" text:space-before="1.905cm" text:min-label-width="0.635cm"/>
      </text:list-level-style-number>
      <text:list-level-style-number text:level="3" style:num-suffix="." style:num-format="i">
        <style:list-level-properties text:list-level-position-and-space-mode="label-width-and-position" text:min-label-width="3.81cm" text:min-label-distance="0.318cm" fo:text-align="end"/>
      </text:list-level-style-number>
      <text:list-level-style-number text:level="4" style:num-suffix="." style:num-format="1">
        <style:list-level-properties text:list-level-position-and-space-mode="label-width-and-position" text:space-before="4.445cm" text:min-label-width="0.635cm"/>
      </text:list-level-style-number>
      <text:list-level-style-number text:level="5" style:num-suffix="." style:num-format="a" style:num-letter-sync="true">
        <style:list-level-properties text:list-level-position-and-space-mode="label-width-and-position" text:space-before="5.715cm" text:min-label-width="0.635cm"/>
      </text:list-level-style-number>
      <text:list-level-style-number text:level="6" style:num-suffix="." style:num-format="i">
        <style:list-level-properties text:list-level-position-and-space-mode="label-width-and-position" text:min-label-width="7.62cm" text:min-label-distance="0.318cm" fo:text-align="end"/>
      </text:list-level-style-number>
      <text:list-level-style-number text:level="7" style:num-suffix="." style:num-format="1">
        <style:list-level-properties text:list-level-position-and-space-mode="label-width-and-position" text:space-before="8.255cm" text:min-label-width="0.635cm"/>
      </text:list-level-style-number>
      <text:list-level-style-number text:level="8" style:num-suffix="." style:num-format="a" style:num-letter-sync="true">
        <style:list-level-properties text:list-level-position-and-space-mode="label-width-and-position" text:space-before="9.525cm" text:min-label-width="0.635cm"/>
      </text:list-level-style-number>
      <text:list-level-style-number text:level="9" style:num-suffix="." style:num-format="i">
        <style:list-level-properties text:list-level-position-and-space-mode="label-width-and-position"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width-and-position" text:space-before="6.35cm" text:min-label-width="0.635cm"/>
      </text:list-level-style-number>
    </text:list-style>
    <text:list-style style:name="WW8Num4" text:consecutive-numbering="true">
      <text:list-level-style-number text:level="1" style:num-suffix="-" style:num-format="1">
        <style:list-level-properties text:list-level-position-and-space-mode="label-width-and-position" text:space-before="0.635cm" text:min-label-width="0.635cm"/>
      </text:list-level-style-number>
      <text:list-level-style-number text:level="2" style:num-suffix="." style:num-format="a" style:num-letter-sync="true">
        <style:list-level-properties text:list-level-position-and-space-mode="label-width-and-position" text:space-before="1.905cm" text:min-label-width="0.635cm"/>
      </text:list-level-style-number>
      <text:list-level-style-number text:level="3" style:num-suffix="." style:num-format="i">
        <style:list-level-properties text:list-level-position-and-space-mode="label-width-and-position" text:min-label-width="3.81cm" text:min-label-distance="0.318cm" fo:text-align="end"/>
      </text:list-level-style-number>
      <text:list-level-style-number text:level="4" style:num-suffix="." style:num-format="1">
        <style:list-level-properties text:list-level-position-and-space-mode="label-width-and-position" text:space-before="4.445cm" text:min-label-width="0.635cm"/>
      </text:list-level-style-number>
      <text:list-level-style-number text:level="5" style:num-suffix="." style:num-format="a" style:num-letter-sync="true">
        <style:list-level-properties text:list-level-position-and-space-mode="label-width-and-position" text:space-before="5.715cm" text:min-label-width="0.635cm"/>
      </text:list-level-style-number>
      <text:list-level-style-number text:level="6" style:num-suffix="." style:num-format="i">
        <style:list-level-properties text:list-level-position-and-space-mode="label-width-and-position" text:min-label-width="7.62cm" text:min-label-distance="0.318cm" fo:text-align="end"/>
      </text:list-level-style-number>
      <text:list-level-style-number text:level="7" style:num-suffix="." style:num-format="1">
        <style:list-level-properties text:list-level-position-and-space-mode="label-width-and-position" text:space-before="8.255cm" text:min-label-width="0.635cm"/>
      </text:list-level-style-number>
      <text:list-level-style-number text:level="8" style:num-suffix="." style:num-format="a" style:num-letter-sync="true">
        <style:list-level-properties text:list-level-position-and-space-mode="label-width-and-position" text:space-before="9.525cm" text:min-label-width="0.635cm"/>
      </text:list-level-style-number>
      <text:list-level-style-number text:level="9" style:num-suffix="." style:num-format="i">
        <style:list-level-properties text:list-level-position-and-space-mode="label-width-and-position"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width-and-position" text:space-before="6.35cm" text:min-label-width="0.635cm"/>
      </text:list-level-style-number>
    </text:list-style>
    <text:list-style style:name="WW8Num5" text:consecutive-numbering="true">
      <text:list-level-style-number text:level="1" style:num-suffix="-" style:num-format="1">
        <style:list-level-properties text:list-level-position-and-space-mode="label-width-and-position" text:space-before="0.635cm" text:min-label-width="0.635cm"/>
      </text:list-level-style-number>
      <text:list-level-style-number text:level="2" style:num-suffix="." style:num-format="a" style:num-letter-sync="true">
        <style:list-level-properties text:list-level-position-and-space-mode="label-width-and-position" text:space-before="1.905cm" text:min-label-width="0.635cm"/>
      </text:list-level-style-number>
      <text:list-level-style-number text:level="3" style:num-suffix="." style:num-format="i">
        <style:list-level-properties text:list-level-position-and-space-mode="label-width-and-position" text:min-label-width="3.81cm" text:min-label-distance="0.318cm" fo:text-align="end"/>
      </text:list-level-style-number>
      <text:list-level-style-number text:level="4" style:num-suffix="." style:num-format="1">
        <style:list-level-properties text:list-level-position-and-space-mode="label-width-and-position" text:space-before="4.445cm" text:min-label-width="0.635cm"/>
      </text:list-level-style-number>
      <text:list-level-style-number text:level="5" style:num-suffix="." style:num-format="a" style:num-letter-sync="true">
        <style:list-level-properties text:list-level-position-and-space-mode="label-width-and-position" text:space-before="5.715cm" text:min-label-width="0.635cm"/>
      </text:list-level-style-number>
      <text:list-level-style-number text:level="6" style:num-suffix="." style:num-format="i">
        <style:list-level-properties text:list-level-position-and-space-mode="label-width-and-position" text:min-label-width="7.62cm" text:min-label-distance="0.318cm" fo:text-align="end"/>
      </text:list-level-style-number>
      <text:list-level-style-number text:level="7" style:num-suffix="." style:num-format="1">
        <style:list-level-properties text:list-level-position-and-space-mode="label-width-and-position" text:space-before="8.255cm" text:min-label-width="0.635cm"/>
      </text:list-level-style-number>
      <text:list-level-style-number text:level="8" style:num-suffix="." style:num-format="a" style:num-letter-sync="true">
        <style:list-level-properties text:list-level-position-and-space-mode="label-width-and-position" text:space-before="9.525cm" text:min-label-width="0.635cm"/>
      </text:list-level-style-number>
      <text:list-level-style-number text:level="9" style:num-suffix="." style:num-format="i">
        <style:list-level-properties text:list-level-position-and-space-mode="label-width-and-position"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width-and-position"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_Beta$Unix OpenOffice.org_project/300m2$Build-9301</meta:generator>
    <dc:title>CANCEL•LAR COMANDA</dc:title>
    <meta:initial-creator>LCFIB</meta:initial-creator>
    <meta:creation-date>2008-04-24T08:22:00</meta:creation-date>
    <dc:creator>Vicente Escandell Miguel</dc:creator>
    <dc:date>2008-06-01T09:06:55</dc:date>
    <dc:language>es-ES</dc:language>
    <meta:editing-cycles>13</meta:editing-cycles>
    <meta:editing-duration>PT02H37M42S</meta:editing-duration>
    <meta:document-statistic meta:table-count="0" meta:image-count="0" meta:object-count="0" meta:page-count="2" meta:paragraph-count="34" meta:word-count="358" meta:character-count="2329"/>
    <meta:user-defined meta:name="Info 1" meta:value-type="string"/>
    <meta:user-defined meta:name="Info 2" meta:value-type="string"/>
    <meta:user-defined meta:name="Info 3" meta:value-type="string"/>
    <meta:user-defined meta:name="Info 4" meta:value-type="string"/>
  </office:meta>
</office:document-meta>
</file>